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sale.state == 'draft'"&gt;</text:placeholder></text:p>
      <text:h text:style-name="P10" text:outline-level="1">Draft Sale Order</text:h>
      <text:p text:style-name="P8"><text:placeholder text:placeholder-type="text">&lt;/when&gt;</text:placeholder></text:p>
      <text:p text:style-name="P8"><text:placeholder text:placeholder-type="text">&lt;when test="sale.state == 'quotation'"&gt;</text:placeholder></text:p>
      <text:h text:style-name="P10" text:outline-level="1">Quotation N°: <text:placeholder text:placeholder-type="text">&lt;sal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10" text:outline-level="1">Sale Order N°: <text:placeholder text:placeholder-type="text">&lt;sal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8-10-22T19:50:55</dc:date>
    <meta:editing-cycles>1</meta:editing-cycles>
    <meta:editing-duration>PT0S</meta:editing-duration>
    <meta:document-statistic meta:table-count="3" meta:image-count="0" meta:object-count="0" meta:page-count="4" meta:paragraph-count="58" meta:word-count="151" meta:character-count="1666"/>
    <meta:user-defined meta:name="Info 1"/>
    <meta:user-defined meta:name="Info 2"/>
    <meta:user-defined meta:name="Info 3"/>
    <meta:user-defined meta:name="Info 4"/>
  </office:meta>
</office:document-meta>
</file>